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weight="bold" officeooo:rsid="00412ac4" officeooo:paragraph-rsid="000b4da6" style:font-weight-asian="bold" style:font-weight-complex="bold"/>
    </style:style>
    <style:style style:name="P2" style:family="paragraph" style:parent-style-name="Standard">
      <style:paragraph-properties fo:line-height="200%"/>
      <style:text-properties fo:font-weight="bold" officeooo:rsid="000b4da6" officeooo:paragraph-rsid="000b4da6" style:font-weight-asian="bold" style:font-weight-complex="bold"/>
    </style:style>
    <style:style style:name="P3" style:family="paragraph" style:parent-style-name="Standard">
      <style:paragraph-properties fo:line-height="200%"/>
      <style:text-properties fo:font-weight="bold" officeooo:rsid="000b7ad8" officeooo:paragraph-rsid="000b7ad8" style:font-weight-asian="bold" style:font-weight-complex="bold"/>
    </style:style>
    <style:style style:name="P4" style:family="paragraph" style:parent-style-name="Heading_20_1">
      <style:paragraph-properties fo:break-before="page"/>
      <style:text-properties fo:font-size="16pt" officeooo:paragraph-rsid="000b4da6" style:font-size-asian="16pt" style:font-size-complex="16pt"/>
    </style:style>
    <style:style style:name="P5" style:family="paragraph" style:parent-style-name="Standard" style:list-style-name="L1">
      <style:paragraph-properties fo:line-height="200%"/>
      <style:text-properties fo:font-weight="normal" officeooo:rsid="000b4da6" officeooo:paragraph-rsid="000b4da6" style:font-weight-asian="normal" style:font-weight-complex="normal"/>
    </style:style>
    <style:style style:name="P6" style:family="paragraph" style:parent-style-name="Standard" style:list-style-name="L2">
      <style:paragraph-properties fo:line-height="200%"/>
      <style:text-properties fo:font-weight="normal" officeooo:rsid="000b4da6" officeooo:paragraph-rsid="000b4da6" style:font-weight-asian="normal" style:font-weight-complex="normal"/>
    </style:style>
    <style:style style:name="P7" style:family="paragraph" style:parent-style-name="Standard" style:list-style-name="L4">
      <style:paragraph-properties fo:line-height="200%"/>
      <style:text-properties fo:font-weight="normal" officeooo:rsid="000b7ad8" officeooo:paragraph-rsid="000b7ad8" style:font-weight-asian="normal" style:font-weight-complex="normal"/>
    </style:style>
    <style:style style:name="P8" style:family="paragraph" style:parent-style-name="Standard">
      <style:paragraph-properties fo:line-height="200%"/>
      <style:text-properties officeooo:paragraph-rsid="001154b7"/>
    </style:style>
    <style:style style:name="P9" style:family="paragraph" style:parent-style-name="Standard" style:list-style-name="L3">
      <style:paragraph-properties fo:line-height="200%"/>
      <style:text-properties officeooo:paragraph-rsid="000b4da6"/>
    </style:style>
    <style:style style:name="T1" style:family="text">
      <style:text-properties officeooo:rsid="000b7ad8"/>
    </style:style>
    <style:style style:name="T2" style:family="text">
      <style:text-properties officeooo:rsid="000d67bf"/>
    </style:style>
    <style:style style:name="T3" style:family="text">
      <style:text-properties fo:font-style="italic" officeooo:rsid="000d67bf" style:font-style-asian="italic" style:font-style-complex="italic"/>
    </style:style>
    <style:style style:name="T4" style:family="text">
      <style:text-properties fo:font-style="italic" officeooo:rsid="001154b7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d67bf" style:font-style-asian="normal" style:font-style-complex="normal"/>
    </style:style>
    <style:style style:name="T7" style:family="text">
      <style:text-properties fo:font-style="normal" officeooo:rsid="001154b7" style:font-style-asian="normal" style:font-style-complex="normal"/>
    </style:style>
    <style:style style:name="T8" style:family="text">
      <style:text-properties fo:font-style="normal" officeooo:rsid="00412ac4" style:font-style-asian="normal" style:font-style-complex="normal"/>
    </style:style>
    <style:style style:name="T9" style:family="text">
      <style:text-properties officeooo:rsid="001154b7"/>
    </style:style>
    <style:style style:name="T10" style:family="text">
      <style:text-properties officeooo:rsid="00412ac4"/>
    </style:style>
    <style:style style:name="T11" style:family="text">
      <style:text-properties fo:font-weight="normal" officeooo:rsid="000b7ad8" style:font-weight-asian="normal" style:font-weight-complex="normal"/>
    </style:style>
    <style:style style:name="T12" style:family="text">
      <style:text-properties fo:font-weight="normal" officeooo:rsid="000b4da6" style:font-weight-asian="normal" style:font-weight-complex="normal"/>
    </style:style>
    <style:style style:name="T13" style:family="text">
      <style:text-properties fo:font-weight="normal" officeooo:rsid="001154b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_RefHeading___Toc13840_195140444"/>Contribution to original knowledge<text:bookmark-end text:name="__RefHeading___Toc13840_195140444"/></text:h>
      <text:p text:style-name="P8"><text:span text:style-name="T10">This manuscript-based thesis represents distinct contributions to original knowledge. </text:span><text:span text:style-name="T2">All chapters are either published, or in preparation for submission. Chapter 1 is published in </text:span><text:span text:style-name="T3">Ecology Letters, </text:span><text:span text:style-name="T4">C</text:span><text:span text:style-name="T6">hapter 2 is published in </text:span><text:span text:style-name="T3">Global Ecology and </text:span><text:span text:style-name="T4">Biogeography</text:span><text:span text:style-name="T6">, </text:span><text:span text:style-name="T7">C</text:span><text:span text:style-name="T6">hapter 3 will be submitted to </text:span><text:span text:style-name="T4">Global Ecology and Biogeography</text:span><text:span text:style-name="T6">, and </text:span><text:span text:style-name="T7">C</text:span><text:span text:style-name="T6">hapter 4 will be submitted to </text:span><text:span text:style-name="T3">Current Biology</text:span><text:span text:style-name="T6">. </text:span><text:span text:style-name="T8">The</text:span><text:span text:style-name="T10"> following are, to the best of my knowledge, the most novel aspects of this thesis:</text:span></text:p>
      <text:p text:style-name="P1"/>
      <text:p text:style-name="P1">Chapter 1:</text:p>
      <text:list xml:id="list2926327165" text:style-name="L1">
        <text:list-item>
          <text:p text:style-name="P5">I perform the first trait-based predictions of trophic interactions between terrestrial vertebrates, showing generalities in trait constrains across many taxa.</text:p>
        </text:list-item>
        <text:list-item>
          <text:p text:style-name="P5">This is the example of trophic interaction prediction<text:span text:style-name="T9">s</text:span> at the largest scale in terms of number of species and space, showing the potential trait-based models to make first approximations of regional metawebs with limited data.</text:p>
        </text:list-item>
      </text:list>
      <text:p text:style-name="P2"/>
      <text:p text:style-name="P2">Chapter 2:</text:p>
      <text:list xml:id="list2577597633" text:style-name="L2">
        <text:list-item>
          <text:p text:style-name="P6">I demonstrate for the first time the transferability of predictive model<text:span text:style-name="T9">s</text:span> of trophic interactions, showing the generalities in trait-relationships between terrestrial <text:span text:style-name="T9">vertebrate </text:span>predators and prey across ecosystems.</text:p>
        </text:list-item>
        <text:list-item>
          <text:p text:style-name="P6">I show for the first time how predictive model of trophic interactions do not predict many food web properties, demonstrating the limit of these models to make network inferences.</text:p>
        </text:list-item>
      </text:list>
      <text:p text:style-name="P2"/>
      <text:p text:style-name="P2">Chapter 3:</text:p>
      <text:list xml:id="list17311078" text:style-name="L3">
        <text:list-item>
          <text:p text:style-name="P9"><text:span text:style-name="T11">I use for the first time bird distributions over their full annual cycle to</text:span><text:span text:style-name="T12"> relat</text:span><text:span text:style-name="T11">e</text:span><text:span text:style-name="T12"> bird traits, migration, and degree </text:span><text:span text:style-name="T13">to which species track climate conditions</text:span><text:span text:style-name="T12">.</text:span></text:p>
        </text:list-item>
        <text:list-item>
          <text:p text:style-name="P9"><text:soft-page-break/><text:span text:style-name="T12">I explore for the first </text:span><text:span text:style-name="T11">time the consequences of the relationship</text:span><text:span text:style-name="T13">s</text:span><text:span text:style-name="T11"> between species trait</text:span><text:span text:style-name="T13">s</text:span><text:span text:style-name="T11"> and migratory behaviour </text:span><text:span text:style-name="T13">two</text:span><text:span text:style-name="T11"> ecogeographical rules </text:span><text:span text:style-name="T13">across seasons</text:span><text:span text:style-name="T11">: </text:span><text:span text:style-name="T13">the latitudinal diversity gradient and the temperature-body size rule.</text:span></text:p>
        </text:list-item>
      </text:list>
      <text:p text:style-name="P3"/>
      <text:p text:style-name="P3">Chapter 4:</text:p>
      <text:list xml:id="list2338931643" text:style-name="L4">
        <text:list-item>
          <text:p text:style-name="P7">I show for the first time the relationship between human impact during bird migration and species trends across the entire assemblage of North American Birds.</text:p>
        </text:list-item>
        <text:list-item>
          <text:p text:style-name="P7">I explore for the first time the variations in level of protection and human impact over North American birds’ full annual cycl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42:14.499761068</meta:creation-date>
    <meta:generator>LibreOffice/6.4.7.2$Linux_X86_64 LibreOffice_project/40$Build-2</meta:generator>
    <dc:date>2024-06-03T10:05:59.254269359</dc:date>
    <dc:creator>Dominique Caron</dc:creator>
    <meta:editing-duration>PT20M18S</meta:editing-duration>
    <meta:editing-cycles>8</meta:editing-cycles>
    <meta:document-statistic meta:table-count="0" meta:image-count="0" meta:object-count="0" meta:page-count="2" meta:paragraph-count="14" meta:word-count="305" meta:character-count="1993" meta:non-whitespace-character-count="1710"/>
  </office:meta>
</office:document-meta>
</file>